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F000000395167F33F8A118D8E.png" manifest:media-type="image/png"/>
  <manifest:file-entry manifest:full-path="Pictures/10000201000000E2000000674842ADE7D7B5C89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Table1" style:family="table">
      <style:table-properties style:width="17.011cm" fo:margin-left="-0.023cm" fo:margin-top="0cm" fo:margin-bottom="0cm" table:align="left"/>
    </style:style>
    <style:style style:name="Table1.A" style:family="table-column">
      <style:table-column-properties style:column-width="4.623cm"/>
    </style:style>
    <style:style style:name="Table1.B" style:family="table-column">
      <style:table-column-properties style:column-width="4.427cm"/>
    </style:style>
    <style:style style:name="Table1.C" style:family="table-column">
      <style:table-column-properties style:column-width="7.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3f3f3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f3f3f3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999cm" fo:margin-left="0cm" fo:margin-top="0cm" fo:margin-bottom="0cm" table:align="left"/>
    </style:style>
    <style:style style:name="Table2.A" style:family="table-column">
      <style:table-column-properties style:column-width="1.547cm"/>
    </style:style>
    <style:style style:name="Table2.B" style:family="table-column">
      <style:table-column-properties style:column-width="4.86cm"/>
    </style:style>
    <style:style style:name="Table2.C" style:family="table-column">
      <style:table-column-properties style:column-width="2.29cm"/>
    </style:style>
    <style:style style:name="Table2.D" style:family="table-column">
      <style:table-column-properties style:column-width="5.918cm"/>
    </style:style>
    <style:style style:name="Table2.E" style:family="table-column">
      <style:table-column-properties style:column-width="2.3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E1" style:family="table-cell">
      <style:table-cell-properties fo:padding-left="0.199cm" fo:padding-right="0.191cm" fo:padding-top="0cm" fo:padding-bottom="0cm" fo:border="0.5pt solid #000000"/>
    </style:style>
    <style:style style:name="Table2.E2" style:family="table-cell">
      <style:table-cell-properties style:vertical-align="bottom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normal" style:font-name-asian="Roboto1" style:font-size-asian="12pt" style:font-style-asian="normal" style:font-weight-asian="normal" style:font-name-complex="Roboto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1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 Light" fo:font-size="12pt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/>
    </style:style>
    <style:style style:name="P13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 Light" fo:font-size="12pt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/>
    </style:style>
    <style:style style:name="P14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 Light" fo:font-size="14pt" fo:font-style="normal" style:text-underline-style="none" fo:font-weight="normal" style:font-name-asian="Roboto Light1" style:font-size-asian="14pt" style:font-style-asian="normal" style:font-weight-asian="normal" style:font-name-complex="Roboto Light1" style:font-size-complex="14pt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keep-together="auto" fo:orphans="0" fo:widows="0" fo:text-indent="0cm" style:auto-text-indent="false" fo:break-before="page" fo:keep-with-next="auto"/>
      <style:text-properties fo:font-variant="normal" fo:text-transform="none" fo:color="#000000" style:text-line-through-style="none" style:text-line-through-type="none" style:text-position="0% 100%" style:font-name="Roboto Light" fo:font-size="12pt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42a89"/>
    </style:style>
    <style:style style:name="P18" style:family="paragraph" style:parent-style-name="Standard">
      <style:paragraph-properties fo:margin-left="0cm" fo:margin-right="0cm" fo:margin-top="0.141cm" fo:margin-bottom="0.141cm" loext:contextual-spacing="false" fo:line-height="100%" fo:text-indent="0cm" style:auto-text-indent="false">
        <style:tab-stops>
          <style:tab-stop style:position="17.007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.212cm" fo:margin-bottom="0.212cm" loext:contextual-spacing="false" fo:line-height="150%" fo:text-align="start" style:justify-single-word="false" fo:keep-together="always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0" style:family="paragraph" style:parent-style-name="Standard">
      <style:paragraph-properties fo:margin-left="0cm" fo:margin-right="0cm" fo:margin-top="0.423cm" fo:margin-bottom="0.212cm" loext:contextual-spacing="false" fo:line-height="100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bold" style:font-size-asian="16pt" style:font-style-asian="normal" style:font-weight-asian="bold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ize-complex="22pt"/>
    </style:style>
    <style:style style:name="P23" style:family="paragraph" style:parent-style-name="Standard">
      <style:paragraph-properties fo:text-align="center" style:justify-single-word="false"/>
      <style:text-properties fo:font-style="normal" style:font-style-asian="normal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26pt" fo:font-style="italic" fo:font-weight="bold" style:font-size-asian="26pt" style:font-style-asian="italic" style:font-weight-asian="bold" style:font-size-complex="26pt"/>
    </style:style>
    <style:style style:name="P2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0" style:family="paragraph" style:parent-style-name="Standard">
      <style:paragraph-properties fo:margin-top="0.212cm" fo:margin-bottom="0.212cm" loext:contextual-spacing="false" fo:line-height="150%" fo:text-align="center" style:justify-single-word="false"/>
    </style:style>
    <style:style style:name="P31" style:family="paragraph" style:parent-style-name="Standard">
      <style:paragraph-properties fo:margin-top="0.212cm" fo:margin-bottom="0.212cm" loext:contextual-spacing="false" fo:line-height="150%" fo:text-align="center" style:justify-single-word="false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 fo:margin-top="0.212cm" fo:margin-bottom="0.212cm" loext:contextual-spacing="false" fo:line-height="150%" fo:text-align="center" style:justify-single-word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margin-top="0.212cm" fo:margin-bottom="0.212cm" loext:contextual-spacing="false" fo:line-height="150%" fo:text-align="start" style:justify-single-word="false" fo:keep-together="auto" fo:orphans="0" fo:widows="0" fo:text-indent="0.63cm" style:auto-text-indent="fals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P34" style:family="paragraph" style:parent-style-name="Heading_20_1" style:list-style-name="WWNum1">
      <loext:graphic-properties draw:fill="solid" draw:fill-color="#eeeeee"/>
      <style:paragraph-properties fo:margin-left="0.762cm" fo:margin-right="0cm" fo:text-indent="-0.762cm" style:auto-text-indent="false" fo:break-before="page" fo:background-color="#eeeeee"/>
      <style:text-properties fo:font-size="14pt" fo:font-style="normal" style:font-size-asian="14pt" style:font-style-asian="normal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42a89" officeooo:paragraph-rsid="00042a89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47341" officeooo:paragraph-rsid="00047341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fo:font-size="18pt" fo:font-style="italic" style:font-size-asian="18pt" style:font-style-asian="italic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 Light" fo:font-size="12pt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normal" style:font-name-asian="Roboto1" style:font-size-asian="12pt" style:font-style-asian="normal" style:font-weight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6" style:family="text">
      <style:text-properties style:font-name="Roboto Light" style:font-name-asian="Roboto Light1" style:font-name-complex="Roboto Light1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officeooo:rsid="00027fbc"/>
    </style:style>
    <style:style style:name="T14" style:family="text">
      <style:text-properties officeooo:rsid="00042a89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E2.2</text:p>
      <text:p text:style-name="P21"/>
      <text:p text:style-name="P28">Scripts de Migración y Réplica de Datos</text:p>
      <text:p text:style-name="P22"/>
      <text:p text:style-name="P22">v1.1</text:p>
      <text:p text:style-name="P23"/>
      <text:p text:style-name="P11"><text:span text:style-name="T6">11</text:span><text:span text:style-name="T2"> </text:span><text:span text:style-name="T6">Marzo</text:span><text:span text:style-name="T2"> 20</text:span><text:span text:style-name="T6">20</text:span></text:p>
      <text:p text:style-name="P12"/>
      <text:p text:style-name="P13"/>
      <text:p text:style-name="P15"/>
      <text:p text:style-name="P13"/>
      <text:p text:style-name="P33">Para cualquier consulta o cuestión pendiente sobre la oferta la persona de contacto e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Nombre</text:p>
          </table:table-cell>
          <table:table-cell table:style-name="Table1.A1" office:value-type="string">
            <text:p text:style-name="P31">Teléfono</text:p>
          </table:table-cell>
          <table:table-cell table:style-name="Table1.C1" office:value-type="string">
            <text:p text:style-name="P31">e-mail</text:p>
          </table:table-cell>
        </table:table-row>
        <table:table-row table:style-name="Table1.1">
          <table:table-cell table:style-name="Table1.A2" office:value-type="string">
            <text:p text:style-name="P19">José Vicente Higón Valero</text:p>
          </table:table-cell>
          <table:table-cell table:style-name="Table1.B2" office:value-type="string">
            <text:p text:style-name="P32">+34 600 55 44 74</text:p>
          </table:table-cell>
          <table:table-cell table:style-name="Table1.C2" office:value-type="string">
            <text:p text:style-name="P30"><text:a xlink:type="simple" xlink:href="mailto:jvhigon@gvsig.com" text:style-name="ListLabel_20_1" text:visited-style-name="ListLabel_20_1"><text:span text:style-name="T8">jvhigon@gvsig.com</text:span></text:a><text:span text:style-name="T7"> </text:span></text:p>
          </table:table-cell>
        </table:table-row>
      </table:table>
      <text:p text:style-name="P24"/>
      <text:p text:style-name="P24">Información general: </text:p>
      <text:p text:style-name="P24">Asociación gvSIG</text:p>
      <text:p text:style-name="P24">CIF G98125362 </text:p>
      <text:p text:style-name="P25">Calle Ángel Guimerá 61, puerta 3</text:p>
      <text:p text:style-name="Standard"><text:a xlink:type="simple" xlink:href="http://www.gvsig.com/" text:style-name="ListLabel_20_1" text:visited-style-name="ListLabel_20_1"><text:span text:style-name="T8">http://www.gvsig.com</text:span></text:a><text:span text:style-name="T7"> </text:span></text:p>
      <text:p text:style-name="P25"/>
      <text:p text:style-name="P25"/>
      <text:p text:style-name="P25"/>
      <text:p text:style-name="P25"/>
      <text:p text:style-name="P29">Control de cambios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Versión</text:p>
          </table:table-cell>
          <table:table-cell table:style-name="Table2.A1" office:value-type="string">
            <text:p text:style-name="P5">Responsable</text:p>
          </table:table-cell>
          <table:table-cell table:style-name="Table2.A1" office:value-type="string">
            <text:p text:style-name="P5">Organismo</text:p>
          </table:table-cell>
          <table:table-cell table:style-name="Table2.A1" office:value-type="string">
            <text:p text:style-name="P5">Descripción del cambio</text:p>
          </table:table-cell>
          <table:table-cell table:style-name="Table2.E1" office:value-type="string">
            <text:p text:style-name="P5">Fecha</text:p>
          </table:table-cell>
        </table:table-row>
        <table:table-row table:style-name="Table2.1">
          <table:table-cell table:style-name="Table2.A1" office:value-type="string">
            <text:p text:style-name="P6">v.1.0</text:p>
          </table:table-cell>
          <table:table-cell table:style-name="Table2.A1" office:value-type="string">
            <text:p text:style-name="P6">Francisco José Peñarrubia</text:p>
          </table:table-cell>
          <table:table-cell table:style-name="Table2.A1" office:value-type="string">
            <text:p text:style-name="P6">Asoc gvSIG</text:p>
          </table:table-cell>
          <table:table-cell table:style-name="Table2.A1" office:value-type="string">
            <text:p text:style-name="P6">Documento inicial</text:p>
          </table:table-cell>
          <table:table-cell table:style-name="Table2.E2" office:value-type="string">
            <text:p text:style-name="P7"><text:span text:style-name="T7">11</text:span><text:span text:style-name="T5">/1</text:span><text:span text:style-name="T7">2</text:span><text:span text:style-name="T5">/19</text:span></text:p>
          </table:table-cell>
        </table:table-row>
        <table:table-row table:style-name="Table2.1">
          <table:table-cell table:style-name="Table2.A1" office:value-type="string">
            <text:p text:style-name="P9">v.1.1</text:p>
          </table:table-cell>
          <table:table-cell table:style-name="Table2.A1" office:value-type="string">
            <text:p text:style-name="P9">Francisco José Peñarrubia</text:p>
          </table:table-cell>
          <table:table-cell table:style-name="Table2.A1" office:value-type="string">
            <text:p text:style-name="P9">Asoc. gvSIG</text:p>
          </table:table-cell>
          <table:table-cell table:style-name="Table2.A1" office:value-type="string">
            <text:p text:style-name="P9">Añadido el histórico</text:p>
          </table:table-cell>
          <table:table-cell table:style-name="Table2.E1" office:value-type="string">
            <text:p text:style-name="P10">11/03/20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E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gjdgxs" text:style-name="Index_20_Link" text:visited-style-name="Index_20_Link"><text:span text:style-name="T3">1. Introducción</text:span></text:a><text:span text:style-name="T3"><text:tab/></text:span><text:span text:style-name="T4">3</text:span></text:p>
        </text:index-body>
      </text:table-of-content>
      <text:p text:style-name="P4"><text:soft-page-break/></text:p>
      <text:list xml:id="list1882278477" text:style-name="WWNum1">
        <text:list-item>
          <text:p text:style-name="P34"><text:bookmark text:name="_gjdgxs"/>1. Introducción</text:p>
        </text:list-item>
      </text:list>
      <text:p text:style-name="P14"/>
      <text:p text:style-name="P16">En este documento se muestran los scripts de migración de la base de datos actual a la nueva. Está basado en la propuesta realizada en el entregable 1 “Propuesta de diseño de base de datos y migración” y es una implementación de dicha propuesta. Entendemos que esta es una primera aproximación de trabajo y que dicha implementación puede estar sujeta a cambios de aquí a final de proyecto, debido a necesidades de implementación de cliente u otras. Dichos cambios quedarán reflejados en posteriores versiones de este documento y se debería disponer de una versión definitiva al final del proyecto.</text:p>
      <text:p text:style-name="P16"/>
      <text:p text:style-name="P16">Los scripts SQL se pueden encontrar en el repositorio de GitLab:</text:p>
      <text:p text:style-name="P16"/>
      <text:p text:style-name="P16"><text:a xlink:type="simple" xlink:href="http://gitlab.paas.agesic.red.uy/Arquitectura/direccionesuy-client.git" text:style-name="Internet_20_link" text:visited-style-name="Visited_20_Internet_20_Link"><text:span text:style-name="T9">http://gitlab.paas.agesic.red.uy/Arquitectura/direccionesuy-client.git</text:span></text:a></text:p>
      <text:p text:style-name="P16"/>
      <text:p text:style-name="P17"><text:span text:style-name="T14">dentro de </text:span>la carpeta SQL</text:p>
      <text:p text:style-name="P16"/>
      <text:p text:style-name="P35"><text:span text:style-name="T11">Importante</text:span>: Conectar a la base de datos con el usuario geomatica para que el esquema, las tablas y las vistas que se crean pertenezcan a este usuario. Si no se hace así, al terminar habrá que cambiar el ownership de todas las tablas.</text:p>
      <text:p text:style-name="P35"/>
      <text:p text:style-name="P36">También, verificar que los ficheros SQL están con codificación UFT-8 (si se copian a Linux, asegurarse de que el sistema los lee en UTF-8) </text:p>
      <text:p text:style-name="P16"/>
      <text:p text:style-name="P16">Hay 7 scripts:</text:p>
      <text:p text:style-name="P16">1.- Crea el esquema <text:span text:style-name="T10">budu</text:span>, basado en el esquema Tsubasa. En esta primera fase movemos datos de un esquema a otro, excepto la tabla “tramo”, que la importamos de manera distinta.</text:p>
      <text:p text:style-name="P16">Script: <text:span text:style-name="T10">Copiar_Schema_Tsubasa_to_BUDU.sql</text:span></text:p>
      <text:p text:style-name="P16"/>
      <text:p text:style-name="P16">2.- Importar tabla tramo obtenida con QGis con el proceso de tramificado ya explicado en un documento anterior. La tabla se importa sin una proyección asignada, así que después <text:soft-page-break/>de importarla, hay que ejecutar el siguiente script que asigna la proyección y crea los índices necesarios. <text:span text:style-name="T12">Este fichero es grande. Aplicarlo por consola de comandos de linux (\i tramo.sql). </text:span><text:span text:style-name="T13">NOTA: En el repositorio este fichero está comprimido como tramo.sql.zip. Descomprimir antes de ejecutar.</text:span></text:p>
      <text:p text:style-name="P16">Script: <text:span text:style-name="T10">Tramo.sql</text:span></text:p>
      <text:p text:style-name="P16"/>
      <text:p text:style-name="P16">3.- Asignar la proyección a algunas tablas.</text:p>
      <text:p text:style-name="P16">Script: <text:span text:style-name="T10">Asignar_SRID_budu.sql</text:span></text:p>
      <text:p text:style-name="P16"/>
      <text:p text:style-name="P16">4.- Creamos las extensiones y funciones que vamos a emplear en las consultas y vistas materializadas.</text:p>
      <text:p text:style-name="P16">Script: <text:span text:style-name="T10">CREAR_FUNCIONES_DIRECIONESUY.sql</text:span></text:p>
      <text:p text:style-name="P16"/>
      <text:p text:style-name="P16">5.- Crear las vistas materializadas que se emplean para acelerar las consultas.</text:p>
      <text:p text:style-name="P27">Script: <text:span text:style-name="T10">Crear_Vistas_Materializadas_e_Indices_budu2.sql</text:span></text:p>
      <text:p text:style-name="P16"/>
      <text:p text:style-name="P27">6.- Crear claves primarias y claves externas.</text:p>
      <text:p text:style-name="P27">Script: <text:span text:style-name="T10">Crear_Constraints_y_ForeignKeys_en_budu.sql</text:span></text:p>
      <text:p text:style-name="P16"/>
      <text:p text:style-name="P27">6.- Crear esquema para el histórico.</text:p>
      <text:p text:style-name="P27">Script: <text:span text:style-name="T10">historico_uy.sql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2pt" fo:language="es" fo:country="ES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Roboto" fo:font-size="12pt" fo:language="es" fo:country="ES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eeeee"/>
      <style:paragraph-properties fo:margin-left="0.762cm" fo:margin-right="0cm" fo:margin-top="0.423cm" fo:margin-bottom="0.212cm" loext:contextual-spacing="false" fo:line-height="100%" fo:text-align="start" style:justify-single-word="false" fo:keep-together="auto" fo:orphans="2" fo:widows="2" fo:text-indent="-0.762cm" style:auto-text-indent="false" fo:background-color="#eeeeee" fo:padding="0cm" fo:border="none" fo:keep-with-next="always"/>
      <style:text-properties fo:font-variant="normal" fo:text-transform="none" fo:color="#333333" style:text-line-through-style="none" style:text-line-through-type="none" style:text-position="0% 100%" style:font-name="Roboto" fo:font-family="Roboto" style:font-family-generic="roman" style:font-pitch="variable" fo:font-size="14pt" fo:font-style="normal" style:text-underline-style="none" fo:font-weight="bold" style:font-name-asian="Roboto1" style:font-family-asian="Roboto" style:font-family-generic-asian="system" style:font-pitch-asian="variable" style:font-size-asian="14pt" style:font-style-asian="normal" style:font-weight-asian="bold" style:font-name-complex="Roboto1" style:font-family-complex="Roboto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212cm" loext:contextual-spacing="false" fo:line-height="100%" fo:text-align="start" style:justify-single-word="false" fo:keep-together="auto" fo:orphans="2" fo:widows="2" fo:text-indent="-1.016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2pt" fo:font-style="italic" style:text-underline-style="none" fo:font-weight="bold" style:font-name-asian="Roboto1" style:font-family-asian="Roboto" style:font-family-generic-asian="system" style:font-pitch-asian="variable" style:font-size-asian="12pt" style:font-style-asian="italic" style:font-weight-asian="bold" style:font-name-complex="Roboto1" style:font-family-complex="Roboto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212cm" loext:contextual-spacing="false" fo:line-height="100%" fo:text-align="start" style:justify-single-word="false" fo:keep-together="auto" fo:orphans="2" fo:widows="2" fo:text-indent="-1.27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bold" style:font-name-asian="Roboto1" style:font-family-asian="Roboto" style:font-family-generic-asian="system" style:font-pitch-asian="variable" style:font-size-asian="12pt" style:font-style-asian="normal" style:font-weight-asian="bold" style:font-name-complex="Roboto1" style:font-family-complex="Roboto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2pt" fo:font-style="normal" style:text-underline-style="none" fo:font-weight="bold" style:font-name-asian="Roboto1" style:font-family-asian="Roboto" style:font-family-generic-asian="system" style:font-pitch-asian="variable" style:font-size-asian="12pt" style:font-style-asian="normal" style:font-weight-asian="bold" style:font-name-complex="Roboto1" style:font-family-complex="Roboto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0pt" fo:font-style="normal" style:text-underline-style="none" fo:font-weight="bold" style:font-name-asian="Roboto1" style:font-family-asian="Roboto" style:font-family-generic-asian="system" style:font-pitch-asian="variable" style:font-size-asian="10pt" style:font-style-asian="normal" style:font-weight-asian="bold" style:font-name-complex="Roboto1" style:font-family-complex="Roboto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28pt" fo:font-style="normal" style:text-underline-style="none" fo:font-weight="bold" style:font-name-asian="Roboto1" style:font-family-asian="Roboto" style:font-family-generic-asian="system" style:font-pitch-asian="variable" style:font-size-asian="28pt" style:font-style-asian="normal" style:font-weight-asian="bold" style:font-name-complex="Roboto1" style:font-family-complex="Roboto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family="Roboto" style:font-family-generic="roman" style:font-pitch="variable" fo:font-size="18pt" fo:font-style="normal" style:text-underline-style="none" fo:font-weight="normal" style:font-name-asian="Roboto1" style:font-family-asian="Roboto" style:font-family-generic-asian="system" style:font-pitch-asian="variable" style:font-size-asian="18pt" style:font-style-asian="normal" style:font-weight-asian="normal" style:font-name-complex="Roboto1" style:font-family-complex="Roboto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normal" style:font-name-asian="Roboto1" style:font-size-asian="12pt" style:font-style-asian="normal" style:font-weight-asian="normal" style:font-name-complex="Roboto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8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3cm" style:dynamic-spacing="true"/>
      </style:header-style>
      <style:footer-style>
        <style:header-footer-properties fo:min-height="0.982cm" fo:margin-left="0cm" fo:margin-right="0cm" fo:margin-top="0.88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1.518cm" svg:y="-0.7cm" svg:width="5.48cm" svg:height="1.51cm" draw:z-index="9"><draw:image xlink:href="Pictures/10000201000000CF000000395167F33F8A118D8E.png" xlink:type="simple" xlink:show="embed" xlink:actuate="onLoad" loext:mime-type="image/png"/></draw:frame><draw:frame draw:style-name="Mfr1" draw:name="image2.png" text:anchor-type="char" svg:x="-0.344cm" svg:y="-0.831cm" svg:width="3.621cm" svg:height="1.651cm" draw:z-index="4"><draw:image xlink:href="Pictures/10000201000000E2000000674842ADE7D7B5C897.png" xlink:type="simple" xlink:show="embed" xlink:actuate="onLoad" loext:mime-type="image/png"/></draw:frame></text:p>
      </style:header>
      <style:footer>
        <text:p text:style-name="MP2"><text:span text:style-name="MT1"><text:tab/> <text:s/>Página </text:span><text:page-number text:select-page="current">5</text:page-number><text:span text:style-name="MT1"><text:s/>de </text:span><text:page-count>5</text:page-coun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20-03-16T20:36:42.899000000</dc:date>
    <meta:editing-duration>PT8M37S</meta:editing-duration>
    <meta:editing-cycles>3</meta:editing-cycles>
    <meta:document-statistic meta:table-count="2" meta:image-count="2" meta:object-count="0" meta:page-count="5" meta:paragraph-count="57" meta:word-count="443" meta:character-count="2941" meta:non-whitespace-character-count="2546"/>
  </office:meta>
</office:document-meta>
</file>